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cloud-devops-sre.md" office:name=""><text:span text:style-name="Definition">Web</text:span></text:a> • <text:a xlink:type="simple" xlink:href="https://github.com/skyzyx/resume/raw/master/resumes/ryanparman-cloud-devops-sre.pdf" office:name=""><text:span text:style-name="Definition">PDF</text:span></text:a> • <text:a xlink:type="simple" xlink:href="https://github.com/skyzyx/resume/raw/master/resumes/ryanparman-cloud-devops-sre.docx" office:name=""><text:span text:style-name="Definition">Word</text:span></text:a> • <text:a xlink:type="simple" xlink:href="https://github.com/skyzyx/resume/raw/master/resumes/ryanparman-cloud-devops-sre.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As every school in America transitioned to online learning during the COVID-19 lockdowns, I was the technical/development lead on the team who supported all SRE and product engineering teams, working on core platforms and service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Implemented the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Improved security by enabling continuous token and password rotation for engineering teams by building a <text:span text:style-name="T2">Token Vending Machine</text:span>.</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item>
          <text:p text:style-name="P7">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helping developers identify potential web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AWS pattern for multi-account organizations which they call “hub and spoke.”</text:p>
        </text:list-item>
        <text:list-item>
          <text:p text:style-name="P11"><text:span text:style-name="T1">AWS Session Manager:</text:span> The terminal is the right tool for shell sessions.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item>
          <text:p text:style-name="P11"><text:span text:style-name="T1">Configuration for </text:span><text:span text:style-name="Source_Text">tflint</text:span><text:span text:style-name="T1">:</text:span> Built a <text:a xlink:type="simple" xlink:href="https://github.com/northwood-labs/tflint-config-generator" office:name=""><text:span text:style-name="Definition">tool for generating up-to-date configurations for AWS/GCP/Azure</text:span></text:a> for use with <text:a xlink:type="simple" xlink:href="https://github.com/terraform-linters/tflint" office:name=""><text:span text:style-name="Definition">tflint</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Cloud Engineering, DevOps, and Site Reliability Engineering roles.</text:p>
      <text:p text:style-name="Text_20_body">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go.dev" office:name=""><text:span text:style-name="Definition">Go</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www.php.net" office:name=""><text:span text:style-name="Definition">PHP</text:span></text:a>, <text:a xlink:type="simple" xlink:href="https://packer.io" office:name=""><text:span text:style-name="Definition">Packer</text:span></text:a>, <text:a xlink:type="simple" xlink:href="https://www.python.org" office:name=""><text:span text:style-name="Definition">Python</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19:43:01Z</meta:creation-date>
    <dc:date>2025-01-28T19:43:01Z</dc:date>
  </office:meta>
</office:document-meta>
</file>